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17bbd4" officeooo:paragraph-rsid="0017bbd4" style:font-size-asian="14pt" style:font-size-complex="14pt"/>
    </style:style>
    <style:style style:name="P2" style:family="paragraph" style:parent-style-name="Standard">
      <style:text-properties fo:font-size="14pt" fo:font-weight="normal" officeooo:rsid="0017bbd4" officeooo:paragraph-rsid="0017bbd4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paragraph-rsid="0017bbd4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paragraph-rsid="0017bbd4"/>
    </style:style>
    <style:style style:name="T1" style:family="text">
      <style:text-properties officeooo:rsid="0017bbd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7bbd4" style:font-size-asian="14pt" style:font-size-complex="14pt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7bbd4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normal" style:font-size-complex="14pt" style:font-weight-complex="normal"/>
    </style:style>
    <style:style style:name="T11" style:family="text">
      <style:text-properties fo:font-size="14pt" fo:font-weight="bold" officeooo:rsid="0017bbd4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7bbd4" style:font-size-asian="14pt" style:font-weight-asian="normal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bbd4" style:font-weight-asian="normal" style:font-weight-complex="normal"/>
    </style:style>
    <style:style style:name="T1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оретическая часть</text:p>
      <text:p text:style-name="P2"/>
      <text:p text:style-name="P1"><text:span text:style-name="T14">Отладчик — это инструмент, который помогает разработчику находить и исправлять ошибки в программе, а также лучше понимать, как работает код. Рассмотрим подробнее твои пункты.<text:line-break/><text:line-break/>Для чего нужен отладчик?<text:line-break/><text:line-break/>Пошаговое выполнение кода <text:line-break/>Позволяет выполнять программу по одной инструкции или строке, чтобы внимательно проследить логику и поведение кода.<text:line-break/><text:line-break/>Просмотр значений переменных <text:line-break/>В любой момент выполнения можно посмотреть, какие значения хранятся в переменных, что помогает понять, правильно ли работает программа.<text:line-break/><text:line-break/>Установка точек останова (breakpoints) <text:line-break/>Позволяет задать места в коде, где выполнение программы будет автоматически остановлено, чтобы исследовать состояние программы в этих точках.<text:line-break/><text:line-break/>- Анализ потока выполнения <text:line-break/>С помощью отладчика можно понять, какой путь проходит программа, какие функции вызываются и в каком порядке, что особенно полезно при сложной логике.<text:line-break/><text:line-break/> Ключевые функции отладчика:<text:line-break/><text:line-break/>Запуск в режиме отладки <text:line-break/>Запуск программы с возможностью управления её выполнением и наблюдения за состоянием.<text:line-break/><text:line-break/>Шаг с заходом (Step Into) → F11 <text:line-break/>Позволяет войти внутрь вызываемой функции и пошагово выполнить её код.<text:line-break/><text:line-break/>Шаг с обходом (Step Over) → F10 <text:line-break/>Выполняет текущую строку, включая вызов функции, но не входит внутрь этой функции, а переходит к следующей строке в текущем контексте.<text:line-break/><text:line-break/>Продолжить выполнение (Continue) → F5 <text:line-break/>Возобновляет выполнение программы до следующей точки останова или до завершения.</text:span><text:line-break/></text:p>
      <text:p text:style-name="P1"><text:soft-page-break/>Использование отладчика значительно облегчает процесс разработки и помогает быстрее находить ошибки, делая процесс отладки удобным и наглядным. Если хочешь, могу помочь с примерами использования отладчика в популярных средах разработки (IDE).</text:p>
      <text:p text:style-name="P1"/>
      <text:p text:style-name="P1"/>
      <text:p text:style-name="P1">Практическая часть</text:p>
      <text:p text:style-name="P2"/>
      <text:p text:style-name="P3"><text:span text:style-name="T1">1)</text:span>Давай подробно разберём твоё задание с функцией факториала.</text:p>
      <text:p text:style-name="P4"><text:span text:style-name="T12"><text:line-break/>Исходный код:python<text:line-break/>def factorial(n):<text:line-break/>result = 1<text:line-break/>for i in range(1, n): <text:s/>&lt;-- ошибка здесь<text:line-break/>result *= i<text:line-break/>return result<text:line-break/><text:line-break/>Тест:<text:line-break/>print(factorial(5)) # Ожидается 120, выводит 24<text:line-break/><text:line-break/>1. Запуск отладчика и установка точки останова<text:line-break/><text:line-break/>- Установи точку останова (breakpoint) на строке:```python<text:line-break/>result = 1<text:line-break/>```<text:line-break/>Это позволит остановить выполнение программы перед циклом.<text:line-break/><text:line-break/>2. Использование Step Over для отслеживания переменных </text:span><text:span text:style-name="Source_20_Text"><text:span text:style-name="T12">i</text:span></text:span><text:span text:style-name="T12"> и </text:span><text:span text:style-name="Source_20_Text"><text:span text:style-name="T12">result</text:span></text:span><text:span text:style-name="T12"><text:line-break/>- При пошаговом выполнении цикла с помощью Step Over (F10) наблюдай за значениями </text:span><text:span text:style-name="Source_20_Text"><text:span text:style-name="T12">i</text:span></text:span><text:span text:style-name="T12"> и </text:span><text:span text:style-name="Source_20_Text"><text:span text:style-name="T12">result</text:span></text:span><text:span text:style-name="T12"> на каждой итерации.<text:line-break/><text:line-break/>- По текущему коду цикл </text:span><text:span text:style-name="Source_20_Text"><text:span text:style-name="T12">for i in range(1, n):</text:span></text:span><text:span text:style-name="T12"> будет перебирать значения </text:span><text:span text:style-name="Source_20_Text"><text:span text:style-name="T12">i</text:span></text:span><text:span text:style-name="T12"> от 1 до </text:span><text:span text:style-name="Source_20_Text"><text:span text:style-name="T12">n-1</text:span></text:span><text:span text:style-name="T12"> (не включая </text:span><text:span text:style-name="Source_20_Text"><text:span text:style-name="T12">n</text:span></text:span><text:span text:style-name="T12">).<text:line-break/><text:line-break/>Для </text:span><text:span text:style-name="Source_20_Text"><text:span text:style-name="T12">n=5</text:span></text:span><text:span text:style-name="T12"> значения </text:span><text:span text:style-name="Source_20_Text"><text:span text:style-name="T12">i</text:span></text:span><text:span text:style-name="T12"> будут: 1, 2, 3, 4.<text:line-break/><text:line-break/>- Перемножение: <text:line-break/>1 * 1 = 1 <text:line-break/>1 * 2 = 2 <text:line-break/>2 * 3 = 6 <text:line-break/>6 * 4 = 24<text:line-break/><text:line-break/>Именно поэтому результат — 24, а не 120.<text:line-break/></text:span><text:soft-page-break/><text:span text:style-name="T12"><text:line-break/>3. Обнаружение ошибки в условии цикла<text:line-break/><text:line-break/>Ошибка в том, что цикл не включает число </text:span><text:span text:style-name="Source_20_Text"><text:span text:style-name="T12">n</text:span></text:span><text:span text:style-name="T12">. Функция </text:span><text:span text:style-name="Source_20_Text"><text:span text:style-name="T12">range(1, n)</text:span></text:span><text:span text:style-name="T12"> создаёт последовательность от 1 до </text:span><text:span text:style-name="Source_20_Text"><text:span text:style-name="T12">n-1</text:span></text:span><text:span text:style-name="T12">.<text:line-break/><text:line-break/>Для вычисления факториала нужно включить и </text:span><text:span text:style-name="Source_20_Text"><text:span text:style-name="T12">n</text:span></text:span><text:span text:style-name="T12"> в произведение.<text:line-break/><text:line-break/>4. Исправление кода и проверка результата<text:line-break/><text:line-break/>Исправь цикл так, чтобы он включал </text:span><text:span text:style-name="Source_20_Text"><text:span text:style-name="T12">n</text:span></text:span><text:span text:style-name="T12">:```python<text:line-break/>def factorial(n):<text:line-break/>result = 1<text:line-break/>for i in range(1, n + 1): # исправлено: n + 1<text:line-break/>result *= i<text:line-break/>return result<text:line-break/><text:line-break/>Тест:<text:line-break/>print(factorial(5)) # Теперь выведет 120<text:line-break/><text:line-break/>Итог:<text:line-break/><text:line-break/>- Ошибка: диапазон цикла не включал последнее число </text:span><text:span text:style-name="Source_20_Text"><text:span text:style-name="T12">n</text:span></text:span><text:span text:style-name="T12">.<text:line-break/>- Исправление: заменить </text:span><text:span text:style-name="Source_20_Text"><text:span text:style-name="T12">range(1, n)</text:span></text:span><text:span text:style-name="T12"> на </text:span><text:span text:style-name="Source_20_Text"><text:span text:style-name="T12">range(1, n + 1)</text:span></text:span><text:span text:style-name="T12">.<text:line-break/>- Результат: </text:span><text:span text:style-name="Source_20_Text"><text:span text:style-name="T12">factorial(5)</text:span></text:span><text:span text:style-name="T12"> вернёт правильное значение 120.<text:line-break/><text:line-break/></text:span><text:span text:style-name="T13">2)</text:span><text:span text:style-name="T12">Давай подробно разберём твоё задание с функцией факториала.<text:line-break/><text:line-break/>Исходный код:python<text:line-break/>def factorial(n):<text:line-break/>result = 1<text:line-break/>for i in range(1, n): &lt;-- ошибка здесь<text:line-break/>result *= i<text:line-break/>return result<text:line-break/></text:span></text:p>
      <text:p text:style-name="P3">Тест:<text:line-break/>print(factorial(5)) Ожидается 120, выводит 24<text:line-break/></text:p>
      <text:p text:style-name="P4"><text:span text:style-name="T12">1. Запуск отладчика и установка точки останова<text:line-break/><text:line-break/>- Установи точку останова (breakpoint) на строке:```python<text:line-break/>result = 1<text:line-break/><text:line-break/></text:span><text:soft-page-break/><text:span text:style-name="T12">Это позволит остановить выполнение программы перед циклом.<text:line-break/><text:line-break/>2. Использование Step Over для отслеживания переменных </text:span><text:span text:style-name="Source_20_Text"><text:span text:style-name="T12">i</text:span></text:span><text:span text:style-name="T12"> и </text:span><text:span text:style-name="Source_20_Text"><text:span text:style-name="T12">result</text:span></text:span><text:span text:style-name="T12"><text:line-break/>- При пошаговом выполнении цикла с помощью Step Over (F10) наблюдай за значениями </text:span><text:span text:style-name="Source_20_Text"><text:span text:style-name="T12">i</text:span></text:span><text:span text:style-name="T12"> и </text:span><text:span text:style-name="Source_20_Text"><text:span text:style-name="T12">result</text:span></text:span><text:span text:style-name="T12"> на каждой итерации.<text:line-break/><text:line-break/>- По текущему коду цикл </text:span><text:span text:style-name="Source_20_Text"><text:span text:style-name="T12">for i in range(1, n):</text:span></text:span><text:span text:style-name="T12"> будет перебирать значения </text:span><text:span text:style-name="Source_20_Text"><text:span text:style-name="T12">i</text:span></text:span><text:span text:style-name="T12"> от 1 до </text:span><text:span text:style-name="Source_20_Text"><text:span text:style-name="T12">n-1</text:span></text:span><text:span text:style-name="T12"> (не включая </text:span><text:span text:style-name="Source_20_Text"><text:span text:style-name="T12">n</text:span></text:span><text:span text:style-name="T12">).<text:line-break/><text:line-break/>Для </text:span><text:span text:style-name="Source_20_Text"><text:span text:style-name="T12">n=5</text:span></text:span><text:span text:style-name="T12"> значения </text:span><text:span text:style-name="Source_20_Text"><text:span text:style-name="T12">i</text:span></text:span><text:span text:style-name="T12"> будут: 1, 2, 3, 4.<text:line-break/><text:line-break/>- Перемножение: <text:line-break/>1 * 1 = 1 <text:line-break/>1 * 2 = 2 <text:line-break/>2 * 3 = 6 <text:line-break/>6 * 4 = 24<text:line-break/><text:line-break/>Именно поэтому результат — 24, а не 120.<text:line-break/><text:line-break/>3. Обнаружение ошибки в условии цикла<text:line-break/><text:line-break/>Ошибка в том, что цикл не включает число </text:span><text:span text:style-name="Source_20_Text"><text:span text:style-name="T12">n</text:span></text:span><text:span text:style-name="T12">. Функция </text:span><text:span text:style-name="Source_20_Text"><text:span text:style-name="T12">range(1, n)</text:span></text:span><text:span text:style-name="T12"> создаёт последовательность от 1 до </text:span><text:span text:style-name="Source_20_Text"><text:span text:style-name="T12">n-1</text:span></text:span><text:span text:style-name="T12">.<text:line-break/><text:line-break/>Для вычисления факториала нужно включить и </text:span><text:span text:style-name="Source_20_Text"><text:span text:style-name="T12">n</text:span></text:span><text:span text:style-name="T12"> в произведение.<text:line-break/><text:line-break/>4. Исправление кода и проверка результата<text:line-break/><text:line-break/>Исправь цикл так, чтобы он включал </text:span><text:span text:style-name="Source_20_Text"><text:span text:style-name="T12">n</text:span></text:span><text:span text:style-name="T12">:```python<text:line-break/>def factorial(n):<text:line-break/>result = 1<text:line-break/>for i in range(1, n + 1): # исправлено: n + 1<text:line-break/>result *= i<text:line-break/>return result<text:line-break/><text:line-break/>Тест:<text:line-break/>print(factorial(5)) # Теперь выведет 120<text:line-break/><text:line-break/>Итог<text:line-break/><text:line-break/>- Ошибка: диапазон цикла не включал последнее число </text:span><text:span text:style-name="Source_20_Text"><text:span text:style-name="T12">n</text:span></text:span><text:span text:style-name="T12">.<text:line-break/>- Исправление: заменить </text:span><text:span text:style-name="Source_20_Text"><text:span text:style-name="T12">range(1, n)</text:span></text:span><text:span text:style-name="T12"> на </text:span><text:span text:style-name="Source_20_Text"><text:span text:style-name="T12">range(1, n + 1)</text:span></text:span><text:span text:style-name="T12">.<text:line-break/>- Результат: </text:span><text:span text:style-name="Source_20_Text"><text:span text:style-name="T12">factorial(5)</text:span></text:span><text:span text:style-name="T12"> вернёт правильное значение 120.<text:line-break/></text:span><text:soft-page-break/><text:span text:style-name="T12"><text:line-break/></text:span><text:span text:style-name="T13">3)</text:span><text:span text:style-name="T12">Исходный код:<text:line-break/>python<text:line-break/>def calculate_sum(arr):<text:line-break/>total = 0<text:line-break/>for i in range(0, len(arr) + 1): # Ошибка: выход за границы массива<text:line-break/>total += arr[i]<text:line-break/>return total<text:line-break/><text:line-break/>Тест:<text:line-break/>numbers = [10, 20, 30]<text:line-break/>print(calculate_sum(numbers)) # Ожидается 60, но возникает IndexError<text:line-break/><text:line-break/>1. Установка точки останова<text:line-break/><text:line-break/>Установи точку останова (breakpoint) на строке:<text:line-break/>undefined<text:line-break/>total = 0<text:line-break/><text:line-break/>Это позволит остановить выполнение перед началом цикла.<text:line-break/><text:line-break/>2. Отслеживание переменных с помощью Step Over<text:line-break/><text:line-break/>- Используй Step Over (F10) для пошагового выполнения цикла. На каждой итерации отслеживай:<text:line-break/>- Значение </text:span><text:span text:style-name="Source_20_Text"><text:span text:style-name="T12">i</text:span></text:span><text:span text:style-name="T12"><text:line-break/>- Значение </text:span><text:span text:style-name="Source_20_Text"><text:span text:style-name="T12">arr[i]</text:span></text:span><text:span text:style-name="T12"><text:line-break/>- Изменение </text:span><text:span text:style-name="Source_20_Text"><text:span text:style-name="T12">total</text:span></text:span><text:span text:style-name="T12"><text:line-break/><text:line-break/>При </text:span><text:span text:style-name="Source_20_Text"><text:span text:style-name="T12">len(arr) = 3</text:span></text:span><text:span text:style-name="T12">, значения </text:span><text:span text:style-name="Source_20_Text"><text:span text:style-name="T12">i</text:span></text:span><text:span text:style-name="T12"> будут: 0, 1, 2, 3.<text:line-break/><text:line-break/>- </text:span><text:span text:style-name="Source_20_Text"><text:span text:style-name="T12">i = 0</text:span></text:span><text:span text:style-name="T12">: </text:span><text:span text:style-name="Source_20_Text"><text:span text:style-name="T12">arr[0] = 10</text:span></text:span><text:span text:style-name="T12">, </text:span><text:span text:style-name="Source_20_Text"><text:span text:style-name="T12">total = 0 + 10 = 10</text:span></text:span><text:span text:style-name="T12"><text:line-break/>- </text:span><text:span text:style-name="Source_20_Text"><text:span text:style-name="T12">i = 1</text:span></text:span><text:span text:style-name="T12">: </text:span><text:span text:style-name="Source_20_Text"><text:span text:style-name="T12">arr[1] = 20</text:span></text:span><text:span text:style-name="T12">, </text:span><text:span text:style-name="Source_20_Text"><text:span text:style-name="T12">total = 10 + 20 = 30</text:span></text:span><text:span text:style-name="T12"><text:line-break/>- </text:span><text:span text:style-name="Source_20_Text"><text:span text:style-name="T12">i = 2</text:span></text:span><text:span text:style-name="T12">: </text:span><text:span text:style-name="Source_20_Text"><text:span text:style-name="T12">arr[2] = 30</text:span></text:span><text:span text:style-name="T12">, </text:span><text:span text:style-name="Source_20_Text"><text:span text:style-name="T12">total = 30 + 30 = 60</text:span></text:span><text:span text:style-name="T12"><text:line-break/>- </text:span><text:span text:style-name="Source_20_Text"><text:span text:style-name="T12">i = 3</text:span></text:span><text:span text:style-name="T12">: </text:span><text:span text:style-name="Source_20_Text"><text:span text:style-name="T12">arr[3]</text:span></text:span><text:span text:style-name="T12"> — Ошибка! Индекс выходит за границы массива.<text:line-break/><text:line-break/></text:span><text:span text:style-name="T13">3</text:span><text:span text:style-name="T12">. Обнаружение ошибки<text:line-break/><text:line-break/>Ошибка заключается в условии цикла: </text:span><text:span text:style-name="Source_20_Text"><text:span text:style-name="T12">range(0, len(arr) + 1)</text:span></text:span><text:span text:style-name="T12">.<text:line-break/><text:line-break/>Функция </text:span><text:span text:style-name="Source_20_Text"><text:span text:style-name="T12">range(start, stop)</text:span></text:span><text:span text:style-name="T12"> создаёт последовательность чисел от </text:span><text:span text:style-name="Source_20_Text"><text:span text:style-name="T12">start</text:span></text:span><text:span text:style-name="T12"> (включительно) до </text:span><text:span text:style-name="Source_20_Text"><text:span text:style-name="T12">stop</text:span></text:span><text:span text:style-name="T12"> (исключая </text:span><text:span text:style-name="Source_20_Text"><text:span text:style-name="T12">stop</text:span></text:span><text:span text:style-name="T12">). Значит, цикл пытается получить доступ к элементу </text:span><text:span text:style-name="Source_20_Text"><text:span text:style-name="T12">arr[len(arr)]</text:span></text:span><text:span text:style-name="T12">, что выходит за пределы массива.<text:line-break/></text:span><text:soft-page-break/><text:span text:style-name="T12"><text:line-break/>4. Исправление кода<text:line-break/><text:line-break/>Чтобы исправить ошибку, нужно изменить условие цикла, чтобы </text:span><text:span text:style-name="Source_20_Text"><text:span text:style-name="T12">i</text:span></text:span><text:span text:style-name="T12"> не выходил за границы массива:<text:line-break/>python<text:line-break/>def calculate_sum(arr):<text:line-break/>total = 0<text:line-break/>for i in range(0, len(arr)): # Исправлено: len(arr) вместо len(arr) + 1<text:line-break/>total += arr[i]<text:line-break/>return total<text:line-break/><text:line-break/># Тест:<text:line-break/>numbers = [10, 20, 30]<text:line-break/>print(calculate_sum(numbers)) # Теперь выведет 60<text:line-break/><text:line-break/>Теперь, когда </text:span><text:span text:style-name="Source_20_Text"><text:span text:style-name="T12">i</text:span></text:span><text:span text:style-name="T12"> будет меняться от 0 до </text:span><text:span text:style-name="Source_20_Text"><text:span text:style-name="T12">len(arr) - 1</text:span></text:span><text:span text:style-name="T12">, доступ к элементам массива будет корректным, и функция вернёт правильную сумму.<text:line-break/><text:line-break/>Итог:<text:line-break/><text:line-break/>- Ошибка: Индекс </text:span><text:span text:style-name="Source_20_Text"><text:span text:style-name="T12">i</text:span></text:span><text:span text:style-name="T12"> выходил за границы массива.<text:line-break/>- Исправление: Изменить цикл на </text:span><text:span text:style-name="Source_20_Text"><text:span text:style-name="T12">for i in range(0, len(arr)):</text:span></text:span><text:span text:style-name="T12">.<text:line-break/>- Результат: Функция </text:span><text:span text:style-name="Source_20_Text"><text:span text:style-name="T12">calculate_sum</text:span></text:span><text:span text:style-name="T12"> теперь корректно вычисляет сумму элементов массива.<text:line-break/><text:line-break/></text:span><text:span text:style-name="T13">Отдельные вопросы:</text:span></text:p>
      <text:p text:style-name="P4"><text:span text:style-name="T13"/></text:p>
      <text:p text:style-name="P4"><text:span text:style-name="T13">Отлично! Давай разберём, какие типы ошибок можно найти с помощью отладчика и чем полезны условные точки останова.<text:line-break/><text:line-break/>1. Какие типы ошибок можно найти через отладчик?<text:line-break/><text:line-break/>Отладчик — это мощный инструмент для обнаружения и исправления широкого спектра ошибок в коде. Вот некоторые из них:<text:line-break/><text:line-break/>- Логические ошибки:<text:line-break/>- Неправильный порядок операций.<text:line-break/>- Ошибки в условных выражениях (например, </text:span><text:span text:style-name="Source_20_Text"><text:span text:style-name="T13">if</text:span></text:span><text:span text:style-name="T13">, </text:span><text:span text:style-name="Source_20_Text"><text:span text:style-name="T13">else</text:span></text:span><text:span text:style-name="T13">).<text:line-break/>- Некорректные циклы (например, бесконечные циклы или циклы, выполняющиеся неправильное количество раз).<text:line-break/>- Ошибки в алгоритмах.<text:line-break/><text:line-break/></text:span><text:soft-page-break/><text:span text:style-name="T13">- Ошибки, связанные с переменными:<text:line-break/>- Неправильные значения переменных.<text:line-break/>- Неожиданные изменения переменных.<text:line-break/>- Использование неинициализированных переменных.<text:line-break/>- Ошибки типов данных.<text:line-break/><text:line-break/>- Ошибки, связанные с вызовами функций:<text:line-break/>- Неправильные аргументы, передаваемые в функции.<text:line-break/>- Неправильный порядок вызовов функций.<text:line-break/>- Неожиданные возвращаемые значения функций.<text:line-break/><text:line-break/>- Ошибки, связанные с памятью (в некоторых языках):<text:line-break/>- Утечки памяти.<text:line-break/>- Ошибки доступа к памяти (например, чтение или запись за пределами выделенной памяти).<text:line-break/><text:line-break/>- Ошибки ввода/вывода:<text:line-break/>- Ошибки при чтении или записи файлов.<text:line-break/>- Неправильный формат данных.<text:line-break/><text:line-break/>- Исключения (exceptions):<text:line-break/>- Обработка исключений, которые не должны происходить.<text:line-break/>- Неправильная обработка исключений.<text:line-break/>- Выбрасывание исключений, которые не должны быть выброшены.<text:line-break/><text:line-break/>2. Чем полезны условные точки останова?<text:line-break/><text:line-break/>Условные точки останова (conditional breakpoints) — это мощная функция отладчика, которая позволяет останавливать выполнение программы только при выполнении определённого условия. Они особенно полезны в следующих ситуациях:<text:line-break/><text:line-break/>- Отладка в циклах:<text:line-break/>- Если нужно исследовать, что происходит в цикле только при определённом значении счётчика или когда выполняется определённое условие.<text:line-break/><text:line-break/>- Отладка сложных условий:<text:line-break/>- Если нужно остановить выполнение программы только когда определённое сложное условие становится истинным.<text:line-break/><text:line-break/>- Отладка функций с разными входными данными:<text:line-break/>- Если нужно остановить выполнение только когда функция вызывается с определёнными аргументами.<text:line-break/></text:span><text:soft-page-break/><text:span text:style-name="T13"><text:line-break/>- Обнаружение специфических ошибок:<text:line-break/>- Если программа ведёт себя неправильно только в определённых ситуациях, можно установить условную точку останова, чтобы остановить выполнение только в этих ситуациях.<text:line-break/><text:line-break/>Пример:<text:line-break/><text:line-break/>Предположим, у тебя есть цикл, и тебе нужно исследовать, что происходит только когда переменная </text:span><text:span text:style-name="Source_20_Text"><text:span text:style-name="T13">x</text:span></text:span><text:span text:style-name="T13"> становится больше 10:<text:line-break/>python<text:line-break/>for i in range(20):<text:line-break/>x = i * 2<text:line-break/>Условная точка останова: остановиться только когда x &gt; 10<text:line-break/>print(x)<text:line-break/><text:line-break/>В отладчике ты можешь установить точку останова на строке </text:span><text:span text:style-name="Source_20_Text"><text:span text:style-name="T13">print(x)</text:span></text:span><text:span text:style-name="T13"> и задать условие </text:span><text:span text:style-name="Source_20_Text"><text:span text:style-name="T13">x &gt; 10</text:span></text:span><text:span text:style-name="T13">. Программа остановится только тогда, когда это условие выполнится.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57:25.021401359</meta:creation-date>
    <dc:date>2025-06-05T10:12:34.566345853</dc:date>
    <meta:editing-duration>PT15M10S</meta:editing-duration>
    <meta:editing-cycles>1</meta:editing-cycles>
    <meta:document-statistic meta:table-count="0" meta:image-count="0" meta:object-count="0" meta:page-count="8" meta:paragraph-count="9" meta:word-count="1371" meta:character-count="9040" meta:non-whitespace-character-count="7569"/>
    <meta:generator>LibreOffice/7.6.4.1$Linux_X86_64 LibreOffice_project/60$Build-1</meta:generator>
  </office:meta>
</office:document-meta>
</file>